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Heading_20_2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First_20_paragraph">
      <style:paragraph-properties fo:text-align="justify" style:justify-single-word="false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Аннотация.</text:h>
      <text:p text:style-name="P2"/>
      <text:p text:style-name="P4">Данная статья посвящена исследованию религиозно-философской проблемы зла в контексте традиционного христианства. Основное внимание уделяется рассмотрению противоречий, возникающих при сопоставлении учения о благом и всемогущем Боге и учения о вечных муках, поиску возможных путей их разрешения. В работе рассматривается ряд мнений, позволяющих смягчить, или снять данную проблему, проводится их критический анализ. В результате автор приходит к выводу о невозможности полной теодицеи в рамках традиционной доктрины, но также подтверждает обоснованность защиты христианского учения от крити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loext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loext:contextual-spacing="false" fo:text-indent="0m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3-15T09:17:16.779485179</dc:date>
    <meta:editing-duration>PT35S</meta:editing-duration>
    <meta:editing-cycles>1</meta:editing-cycles>
    <meta:generator>LibreOffice/5.3.7.2.0$Linux_X86_64 LibreOffice_project/30m0$Build-2</meta:generator>
    <meta:document-statistic meta:table-count="0" meta:image-count="0" meta:object-count="0" meta:page-count="1" meta:paragraph-count="3" meta:word-count="75" meta:character-count="604" meta:non-whitespace-character-count="531"/>
  </office:meta>
</office:document-meta>
</file>